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a6b" officeooo:paragraph-rsid="001f4a6b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5.443cm" fo:min-width="5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 11</text:p>
      <text:p text:style-name="P1">22 22</text:p>
      <text:p text:style-name="P1"/>
      <text:p text:style-name="P1"><draw:custom-shape text:anchor-type="paragraph" draw:z-index="0" draw:name="Shape 1" draw:style-name="gr1" draw:text-style-name="P2" svg:width="5.444cm" svg:height="5.444cm" svg:x="0.9cm" svg:y="2.833cm"><text:p/><draw:enhanced-geometry svg:viewBox="0 0 21600 21600" draw:type="rectangle" draw:enhanced-path="M 0 0 L 21600 0 21600 21600 0 21600 0 0 Z N"/></draw:custom-shape>33 33</text:p>
      <text:p text:style-name="P1">44 44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03:47:24.545269614</meta:creation-date>
    <dc:date>2021-10-18T14:46:37.027089163</dc:date>
    <meta:editing-duration>PT10M34S</meta:editing-duration>
    <meta:editing-cycles>6</meta:editing-cycles>
    <meta:generator>LibreOfficeDev/7.3.0.0.alpha0$Linux_X86_64 LibreOffice_project/37e7398e9cb02d19a0825fe2e72f5adc2296d06d</meta:generator>
    <meta:document-statistic meta:table-count="0" meta:image-count="0" meta:object-count="0" meta:page-count="1" meta:paragraph-count="4" meta:word-count="8" meta:character-count="20" meta:non-whitespace-character-count="16"/>
  </office:meta>
</office:document-meta>
</file>